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avenir-lt-w011" svg:font-family="avenir-lt-w01, heavy1475544, sans-serif"/>
    <style:font-face style:name="avenir-lt-w01" svg:font-family="avenir-lt-w01, light1475496, sans-serif"/>
    <style:font-face style:name="din-next-w01-light" svg:font-family="din-next-w01-light, din-next-w02-light, din-next-w10-light,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style:font-size-asian="9pt" style:font-size-complex="9pt"/>
    </style:style>
    <style:style style:name="P2" style:family="paragraph" style:parent-style-name="Text_20_body" style:list-style-name="L5">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style:font-size-asian="9pt" style:font-size-complex="9pt"/>
    </style:style>
    <style:style style:name="P3" style:family="paragraph" style:parent-style-name="Text_20_body" style:list-style-name="L6">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style:font-size-asian="9pt" style:font-size-complex="9pt"/>
    </style:style>
    <style:style style:name="P4"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officeooo:paragraph-rsid="0016afc7" style:font-size-asian="9pt" style:font-size-complex="9pt"/>
    </style:style>
    <style:style style:name="P5"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officeooo:paragraph-rsid="0016dde9" style:font-size-asian="9pt" style:font-size-complex="9pt"/>
    </style:style>
    <style:style style:name="P6"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officeooo:paragraph-rsid="00151e41" fo:background-color="transparent" style:font-size-asian="9pt" style:font-size-complex="9pt" loext:padding="0cm" loext:border="none"/>
    </style:style>
    <style:style style:name="P7" style:family="paragraph" style:parent-style-name="Text_20_body" style:list-style-name="L2">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officeooo:paragraph-rsid="00151e41" fo:background-color="transparent" style:font-size-asian="9pt" style:font-size-complex="9pt" loext:padding="0cm" loext:border="none"/>
    </style:style>
    <style:style style:name="P8"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officeooo:paragraph-rsid="0016afc7" fo:background-color="transparent" style:font-size-asian="9pt" style:font-size-complex="9pt"/>
    </style:style>
    <style:style style:name="P9"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officeooo:rsid="00181d55" officeooo:paragraph-rsid="00181d55" style:font-name-asian="NSimSun" style:font-size-asian="9pt" style:font-weight-asian="normal" style:font-name-complex="Arial1" style:font-size-complex="9pt" style:font-weight-complex="normal" loext:padding="0cm" loext:border="none"/>
    </style:style>
    <style:style style:name="P10"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24pt" fo:letter-spacing="normal" fo:font-style="normal" fo:font-weight="normal" officeooo:rsid="0016dde9" officeooo:paragraph-rsid="0016dde9" style:font-name-asian="NSimSun" style:font-size-asian="24pt" style:font-weight-asian="normal" style:font-name-complex="Arial1" style:font-size-complex="24pt" style:font-weight-complex="normal"/>
    </style:style>
    <style:style style:name="P11" style:family="paragraph" style:parent-style-name="Text_20_body">
      <style:paragraph-properties fo:margin-left="0cm" fo:margin-right="0cm" fo:margin-top="0cm" fo:margin-bottom="0.794cm" loext:contextual-spacing="false" fo:orphans="2" fo:widows="2" fo:text-indent="0cm" style:auto-text-indent="false"/>
      <style:text-properties style:use-window-font-color="true" style:font-name="Open Sans" fo:font-size="9pt" style:font-size-asian="9pt" style:font-size-complex="9pt"/>
    </style:style>
    <style:style style:name="P12" style:family="paragraph" style:parent-style-name="Text_20_body">
      <style:paragraph-properties fo:margin-left="0cm" fo:margin-right="0cm" fo:margin-top="0cm" fo:margin-bottom="0.794cm" loext:contextual-spacing="false" fo:orphans="2" fo:widows="2" fo:text-indent="0cm" style:auto-text-indent="false"/>
      <style:text-properties style:font-name="Open Sans" fo:font-weight="normal"/>
    </style:style>
    <style:style style:name="P13" style:family="paragraph" style:parent-style-name="Text_20_body">
      <style:paragraph-properties fo:margin-left="0cm" fo:margin-right="0cm" fo:margin-top="0cm" fo:margin-bottom="0.794cm" loext:contextual-spacing="false" fo:orphans="2" fo:widows="2" fo:text-indent="0cm" style:auto-text-indent="false"/>
      <style:text-properties style:font-name="Open Sans" officeooo:paragraph-rsid="0016afc7"/>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05e5e" style:font-name="Open Sans" fo:font-size="10.5pt" fo:letter-spacing="normal" fo:font-style="normal" fo:font-weight="normal" officeooo:paragraph-rsid="00151e41" style:font-size-asian="9pt" style:font-size-complex="9pt" loext:padding="0cm" loext:border="none"/>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style:use-window-font-color="true" style:font-name="Open Sans" fo:font-size="9pt" fo:letter-spacing="normal" fo:font-style="normal" fo:font-weight="normal" officeooo:paragraph-rsid="00151e41" fo:background-color="transparent" style:font-size-asian="9pt" style:font-size-complex="9pt" loext:padding="0cm" loext:border="none"/>
    </style:style>
    <style:style style:name="P16" style:family="paragraph" style:parent-style-name="Text_20_body" style:list-style-name="L5">
      <style:paragraph-properties fo:margin-top="0cm" fo:margin-bottom="0.794cm" loext:contextual-spacing="false" fo:orphans="2" fo:widows="2"/>
      <style:text-properties fo:font-variant="normal" fo:text-transform="none" style:use-window-font-color="true" style:font-name="Open Sans" fo:font-size="9pt" fo:letter-spacing="normal" fo:font-style="normal" fo:font-weight="normal" style:font-size-asian="9pt" style:font-size-complex="9pt"/>
    </style:style>
    <style:style style:name="P17" style:family="paragraph" style:parent-style-name="Heading_20_1">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24pt" fo:letter-spacing="normal" fo:font-style="normal" fo:font-weight="normal" officeooo:rsid="0016dde9" officeooo:paragraph-rsid="00181d55" style:font-name-asian="NSimSun" style:font-size-asian="24pt" style:font-weight-asian="normal" style:font-name-complex="Arial1" style:font-size-complex="24pt" style:font-weight-complex="normal"/>
    </style:style>
    <style:style style:name="P18" style:family="paragraph" style:parent-style-name="Heading_20_2">
      <style:paragraph-properties fo:margin-left="0cm" fo:margin-right="0cm" fo:margin-top="0cm" fo:margin-bottom="0.794cm" loext:contextual-spacing="false" fo:line-height="110%" fo:orphans="2" fo:widows="2" fo:text-indent="0cm" style:auto-text-indent="false"/>
      <style:text-properties fo:font-variant="normal" fo:text-transform="none" style:use-window-font-color="true" style:font-name="Open Sans" fo:font-size="9pt" fo:letter-spacing="normal" fo:font-style="normal" fo:font-weight="bold" style:font-size-asian="9pt" style:font-weight-asian="bold" style:font-size-complex="9pt" style:font-weight-complex="bold"/>
    </style:style>
    <style:style style:name="P19" style:family="paragraph" style:parent-style-name="Heading_20_2">
      <style:paragraph-properties fo:margin-left="0cm" fo:margin-right="0cm" fo:margin-top="0cm" fo:margin-bottom="0.794cm" loext:contextual-spacing="false" fo:line-height="110%" fo:orphans="2" fo:widows="2" fo:text-indent="0cm" style:auto-text-indent="false"/>
      <style:text-properties fo:font-variant="normal" fo:text-transform="none" style:use-window-font-color="true" style:font-name="Open Sans" fo:font-size="9pt" fo:letter-spacing="normal" fo:font-style="normal" fo:font-weight="bold" officeooo:paragraph-rsid="0016afc7" style:font-size-asian="9pt" style:font-weight-asian="bold" style:font-size-complex="9pt" style:font-weight-complex="bold"/>
    </style:style>
    <style:style style:name="P20" style:family="paragraph" style:parent-style-name="Heading_20_2">
      <style:paragraph-properties fo:margin-left="0cm" fo:margin-right="0cm" fo:margin-top="0cm" fo:margin-bottom="0.794cm" loext:contextual-spacing="false" fo:line-height="110%" fo:orphans="2" fo:widows="2" fo:text-indent="0cm" style:auto-text-indent="false"/>
      <style:text-properties fo:font-variant="normal" fo:text-transform="none" style:use-window-font-color="true" style:font-name="Open Sans" fo:font-size="9pt" fo:letter-spacing="normal" fo:font-style="normal" fo:font-weight="bold" style:font-size-asian="9pt" style:font-size-complex="9pt"/>
    </style:style>
    <style:style style:name="P21" style:family="paragraph" style:parent-style-name="Heading_20_2">
      <style:paragraph-properties fo:margin-left="0cm" fo:margin-right="0cm" fo:margin-top="0cm" fo:margin-bottom="0.794cm" loext:contextual-spacing="false" fo:line-height="110%" fo:orphans="2" fo:widows="2" fo:text-indent="0cm" style:auto-text-indent="false"/>
      <style:text-properties style:font-name="Open Sans" fo:font-weight="bold"/>
    </style:style>
    <style:style style:name="P22" style:family="paragraph" style:parent-style-name="Heading_20_4">
      <style:paragraph-properties fo:margin-left="0cm" fo:margin-right="0cm" fo:margin-top="0cm" fo:margin-bottom="0.794cm" loext:contextual-spacing="false" fo:line-height="110%" fo:orphans="2" fo:widows="2" fo:text-indent="0cm" style:auto-text-indent="false"/>
      <style:text-properties style:font-name="Open Sans"/>
    </style:style>
    <style:style style:name="T1" style:family="text">
      <style:text-properties fo:background-color="transparent" loext:char-shading-value="0" loext:padding="0cm" loext:border="none"/>
    </style:style>
    <style:style style:name="T2" style:family="text">
      <style:text-properties fo:background-color="transparent" loext:char-shading-value="0"/>
    </style:style>
    <style:style style:name="T3" style:family="text">
      <style:text-properties officeooo:rsid="00151e41" fo:background-color="transparent" loext:char-shading-value="0"/>
    </style:style>
    <style:style style:name="T4" style:family="text">
      <style:text-properties fo:font-variant="normal" fo:text-transform="none" style:use-window-font-color="true" style:font-name="Open Sans" fo:font-size="9pt" fo:letter-spacing="normal" fo:font-style="normal" fo:font-weight="normal" officeooo:rsid="00139379" style:font-size-asian="9pt" style:font-size-complex="9pt" loext:padding="0cm" loext:border="none"/>
    </style:style>
    <style:style style:name="T5" style:family="text">
      <style:text-properties fo:font-variant="normal" fo:text-transform="none" style:use-window-font-color="true" style:font-name="Open Sans" fo:font-size="9pt" fo:letter-spacing="normal" fo:font-style="normal" fo:font-weight="normal" officeooo:rsid="00151e41" style:font-size-asian="9pt" style:font-size-complex="9pt" loext:padding="0cm" loext:border="none"/>
    </style:style>
    <style:style style:name="T6" style:family="text">
      <style:text-properties fo:font-variant="normal" fo:text-transform="none" style:use-window-font-color="true" style:font-name="Open Sans" fo:font-size="9pt" fo:letter-spacing="normal" fo:font-style="normal" fo:font-weight="bold" style:font-size-asian="9pt" style:font-weight-asian="bold" style:font-size-complex="9pt" style:font-weight-complex="bold"/>
    </style:style>
    <style:style style:name="T7" style:family="text">
      <style:text-properties fo:font-variant="normal" fo:text-transform="none" style:use-window-font-color="true" style:font-name="Open Sans" fo:font-size="9pt" fo:letter-spacing="normal" fo:font-style="normal" style:font-size-asian="9pt" style:font-weight-asian="bold" style:font-size-complex="9pt" style:font-weight-complex="bold"/>
    </style:style>
    <style:style style:name="T8" style:family="text">
      <style:text-properties fo:font-variant="normal" fo:text-transform="none" style:use-window-font-color="true" fo:font-size="9pt" fo:letter-spacing="normal" fo:font-style="italic" style:font-size-asian="9pt" style:font-style-asian="italic" style:font-size-complex="9pt" style:font-style-complex="italic"/>
    </style:style>
    <style:style style:name="T9" style:family="text">
      <style:text-properties fo:font-variant="normal" fo:text-transform="none" style:use-window-font-color="true" fo:font-size="9pt" fo:letter-spacing="normal" fo:font-style="italic" officeooo:rsid="00139379" style:font-size-asian="9pt" style:font-style-asian="italic" style:font-size-complex="9pt" style:font-style-complex="italic"/>
    </style:style>
    <style:style style:name="T10" style:family="text">
      <style:text-properties fo:font-variant="normal" fo:text-transform="none" style:use-window-font-color="true" fo:font-size="9pt" fo:letter-spacing="normal" fo:font-style="normal" fo:font-weight="normal" officeooo:rsid="00139379" style:font-size-asian="9pt" style:font-size-complex="9pt" loext:padding="0cm" loext:border="none"/>
    </style:style>
    <style:style style:name="T11" style:family="text">
      <style:text-properties fo:font-variant="normal" fo:text-transform="none" style:use-window-font-color="true" fo:font-size="9pt" fo:letter-spacing="normal" fo:font-style="normal" fo:font-weight="normal" officeooo:rsid="00151e41" style:font-size-asian="9pt" style:font-size-complex="9pt" loext:padding="0cm" loext:border="none"/>
    </style:style>
    <style:style style:name="T12" style:family="text">
      <style:text-properties fo:font-variant="normal" fo:text-transform="none" style:use-window-font-color="true" fo:font-size="9pt" fo:letter-spacing="normal" fo:font-style="normal" fo:font-weight="bold" style:font-size-asian="9pt" style:font-weight-asian="bold" style:font-size-complex="9pt" style:font-weight-complex="bold"/>
    </style:style>
    <style:style style:name="T13" style:family="text">
      <style:text-properties fo:font-variant="normal" fo:text-transform="none" style:use-window-font-color="true" fo:font-size="9pt" fo:letter-spacing="normal" fo:font-style="normal" style:font-size-asian="9pt" style:font-weight-asian="bold" style:font-size-complex="9pt" style:font-weight-complex="bold"/>
    </style:style>
    <style:style style:name="T14" style:family="text">
      <style:text-properties officeooo:rsid="00139379"/>
    </style:style>
    <style:style style:name="T15" style:family="text">
      <style:text-properties officeooo:rsid="00139379" loext:padding="0cm" loext:border="none"/>
    </style:style>
    <style:style style:name="T16" style:family="text">
      <style:text-properties officeooo:rsid="00151e41"/>
    </style:style>
    <style:style style:name="T17" style:family="text">
      <style:text-properties officeooo:rsid="0016afc7"/>
    </style:style>
    <style:style style:name="T18" style:family="text">
      <style:text-properties style:font-weight-asian="bold" style:font-weight-complex="bold"/>
    </style:style>
    <style:style style:name="T19" style:family="text">
      <style:text-properties officeooo:rsid="00181d5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9">Última actualización</text:span><text:span text:style-name="T8">: 08 </text:span><text:span text:style-name="T9">de Julio de</text:span><text:span text:style-name="T8"> 2019</text:span></text:p>
      <text:p text:style-name="P10">SUMARIO</text:p>
      <text:p text:style-name="P9">NO ALMACENAMOS NI DIVULGAMOS SUS DATOS.</text:p>
      <text:p text:style-name="P9">Fisícamente no contamos con servidores o bases de datos para amacenarlos. No utilizamos servicios de terceros dónde sus datos sean compartidos o divulgados. Esto incluye Cookies y datos de navegacion.</text:p>
      <text:p text:style-name="P9">Cuando usted llena un formulario de contacto su mensaje llega directamente con nosotros, sin intermediarios. A través de este Sitio Web <text:span text:style-name="T2">no se solicitan Datos Personales Sensibles.</text:span></text:p>
      <text:h text:style-name="P17" text:outline-level="1">AVISO DE PRIVACIDAD</text:h>
      <text:p text:style-name="P5">F<text:span text:style-name="T14">RANZMORI ILLUSTRATION, en lo sucesivo <text:s/>“FRANZMORI”, “Empresa”, “</text:span>nosotros”, “a nosotros” <text:span text:style-name="T14">y/o</text:span> “nuestro”, opera el sitio web <text:span text:style-name="T14">www.</text:span>franzmori.com, en adelante el “Servicio”, <text:span text:style-name="T1">“Sitio Web” y/o “Página Web”</text:span>. </text:p>
      <text:p text:style-name="P5"><text:span text:style-name="T14">FRANZMORI </text:span><text:span text:style-name="T15">expide el presente Aviso de Privacidad para que el titular de los datos personales, de ahora en adelante denominado “Titular”, tenga conocimiento del trato que la Empresa les da a los datos personales en materia de recopilación, uso y divulgación.</text:span></text:p>
      <text:p text:style-name="P13"><text:span text:style-name="T10">Nuestro responsable para la protección de los datos y de su tratamiento es Francisca Moricete y será posible contactarle enviando un correo a su atención a la dirección </text:span><text:span text:style-name="T11">contact</text:span><text:span text:style-name="T10">@franzmori.com. </text:span></text:p>
      <text:h text:style-name="P22" text:outline-level="4"><text:span text:style-name="T12">Datos personales</text:span></text:h>
      <text:p text:style-name="P6">Los Datos Personales se proporcionan al enviar una solicitud de contacto a través del formulario de contacto en el Sitio Web. <text:span text:style-name="T16">Esta información</text:span> podrá ser utilizada para contactar con usted o para identificarle (“Datos personales”). La información personalmente identificable puede incluir, entre otras, la siguiente:</text:p>
      <text:list xml:id="list2972351672" text:style-name="L2">
        <text:list-item>
          <text:p text:style-name="P7">Nombre y apellidos</text:p>
        </text:list-item>
        <text:list-item>
          <text:p text:style-name="P7">Dirección de e-mail</text:p>
        </text:list-item>
      </text:list>
      <text:p text:style-name="P15">El usuario responderá en todo momento por los datos proporcionados y en ningún caso <text:span text:style-name="T16">FRANZMORI</text:span> será responsable de la veracidad de los mismos.</text:p>
      <text:p text:style-name="P15"><text:span text:style-name="T16">FRANZMORI</text:span> no solicita Datos Personales Sensibles en el Sitio Web que administra.</text:p>
      <text:p text:style-name="P14"/>
      <text:h text:style-name="P21" text:outline-level="2"><text:soft-page-break/><text:span text:style-name="T13">Uso de datos</text:span></text:h>
      <text:p text:style-name="P1">Franzmori utiliza los datos recopilados <text:span text:style-name="T17">sólo con la</text:span> finalidad <text:span text:style-name="T17">de dar respuesta al formulario de Contacto en el Sitio Web.</text:span></text:p>
      <text:h text:style-name="P18" text:outline-level="2">Transferencia de datos</text:h>
      <text:p text:style-name="P8">Su información, incluyendo Datos personales, <text:span text:style-name="T17">no es transferida ni mantenida en ningun tipo de servidores.</text:span></text:p>
      <text:h text:style-name="P18" text:outline-level="2">Divulgación de datos</text:h>
      <text:p text:style-name="P1">F<text:span text:style-name="T16">RANZMORI</text:span> <text:span text:style-name="T16">no divulga sus datos. La empresa </text:span>puede divulgar sus Datos personales de buena fe cuando considere que esta acción es <text:span text:style-name="T17">estrictamente </text:span>necesaria para lo siguiente:</text:p>
      <text:list xml:id="list3452351974" text:style-name="L5">
        <text:list-item>
          <text:p text:style-name="P2">Cumplir una obligación legal</text:p>
        </text:list-item>
        <text:list-item>
          <text:p text:style-name="P16">Proteger y defender los derechos o bienes de <text:span text:style-name="T16">FRANZMORI</text:span></text:p>
        </text:list-item>
        <text:list-item>
          <text:p text:style-name="P16">Prevenir o investigar posibles infracciones en relación con el Servicio</text:p>
        </text:list-item>
        <text:list-item>
          <text:p text:style-name="P16">Proteger la seguridad personal de usuarios del Servicio o del público</text:p>
        </text:list-item>
        <text:list-item>
          <text:p text:style-name="P16">Protegerse frente a consecuencias legales</text:p>
        </text:list-item>
      </text:list>
      <text:h text:style-name="P18" text:outline-level="2">Seguridad de los datos</text:h>
      <text:p text:style-name="P1">La seguridad de sus datos es importante para nosotros, pero recuerde que ningún método de transmisión por Internet o método de almacenamiento electrónico resulta 100% seguro. A pesar de que nos esforzamos por utilizar medios comercialmente aceptables para proteger sus Datos personales, no podemos garantizar su seguridad absoluta.</text:p>
      <text:h text:style-name="P20" text:outline-level="2"><text:span text:style-name="T18">Enlaces a otros sitios</text:span></text:h>
      <text:p text:style-name="P1">Nuestro Servicio puede contener enlaces a otros sitios no operados por nosotros. Si hace clic en el enlace de un tercero, será dirigido al sitio de ese tercero. Le recomendamos encarecidamente que revise la Política de privacidad de todos los sitios que visite.</text:p>
      <text:p text:style-name="P1">No tenemos ningún control ni asumimos responsabilidad alguna con respecto al contenido, las políticas o prácticas de privacidad de sitios o servicios de terceros.</text:p>
      <text:h text:style-name="P18" text:outline-level="2"><text:soft-page-break/>Privacidad del menor</text:h>
      <text:p text:style-name="P1">Nuestro servicio no está dirigido a ningún menor de 18 años (en adelante, "Menor").</text:p>
      <text:p text:style-name="P1">No recopilamos de forma consciente información personalmente identificable de menores de 18 años. Si es usted un padre/madre o tutor y tiene conocimiento de que su hijo nos ha facilitado Datos personales, contacte con nosotros. Si tenemos conocimiento de que hemos recopilado Datos personales de menores sin verificación del consentimiento parental, tomamos medidas para eliminar esa información de nuestros servidores.</text:p>
      <text:h text:style-name="P18" text:outline-level="2">Cambios en esta Política de privacidad</text:h>
      <text:p text:style-name="P1">Podemos actualizar nuestra Política de privacidad periódicamente. Le notificaremos cualquier cambio publicando la nueva Política de privacidad en <text:span text:style-name="T17">el Sitio Web</text:span>.</text:p>
      <text:p text:style-name="P4">Le recomendamos que revise esta Política de privacidad periódicamente para comprobar si se ha introducido algún cambio. Los cambios en esta Política de privacidad entran en vigor cuando se publican en <text:span text:style-name="T17">el Sitio Web.</text:span></text:p>
      <text:h text:style-name="P19" text:outline-level="2">Contacte<text:span text:style-name="T19">no</text:span>s</text:h>
      <text:p text:style-name="P1">Si tiene alguna pregunta sobre esta Política de privacidad, contacte con nosotros:</text:p>
      <text:list xml:id="list627861092" text:style-name="L6">
        <text:list-item>
          <text:p text:style-name="P3">Por e-mail: <text:a xlink:type="simple" xlink:href="mailto:contact@franzmori.com" text:style-name="Internet_20_link" text:visited-style-name="Visited_20_Internet_20_Link"><text:span text:style-name="T16">contact</text:span></text:a><text:a xlink:type="simple" xlink:href="mailto:contact@franzmori.com" text:style-name="Internet_20_link" text:visited-style-name="Visited_20_Internet_20_Link">@</text:a><text:a xlink:type="simple" xlink:href="mailto:contact@franzmori.com" text:style-name="Internet_20_link" text:visited-style-name="Visited_20_Internet_20_Link"><text:span text:style-name="T16">franzmori</text:span></text:a><text:a xlink:type="simple" xlink:href="mailto:contact@franzmori.com" text:style-name="Internet_20_link" text:visited-style-name="Visited_20_Internet_20_Link">.com</text:a></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avenir-lt-w011" svg:font-family="avenir-lt-w01, heavy1475544, sans-serif"/>
    <style:font-face style:name="avenir-lt-w01" svg:font-family="avenir-lt-w01, light1475496, sans-serif"/>
    <style:font-face style:name="din-next-w01-light" svg:font-family="din-next-w01-light, din-next-w02-light, din-next-w10-light,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9:49:22.824000000</meta:creation-date>
    <dc:date>2019-07-07T21:39:53.574000000</dc:date>
    <meta:editing-duration>PT49M8S</meta:editing-duration>
    <meta:editing-cycles>4</meta:editing-cycles>
    <meta:generator>LibreOffice/6.2.1.2$Windows_X86_64 LibreOffice_project/7bcb35dc3024a62dea0caee87020152d1ee96e71</meta:generator>
    <meta:document-statistic meta:table-count="0" meta:image-count="0" meta:object-count="0" meta:page-count="3" meta:paragraph-count="40" meta:word-count="652" meta:character-count="4299" meta:non-whitespace-character-count="3692"/>
  </office:meta>
</office:document-meta>
</file>